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34d1" officeooo:paragraph-rsid="001234d1"/>
    </style:style>
    <style:style style:name="P2" style:family="paragraph" style:parent-style-name="Standard">
      <style:text-properties officeooo:rsid="0012ef4b" officeooo:paragraph-rsid="0012ef4b"/>
    </style:style>
    <style:style style:name="P3" style:family="paragraph" style:parent-style-name="Standard">
      <style:text-properties officeooo:rsid="00140beb" officeooo:paragraph-rsid="00140beb"/>
    </style:style>
    <style:style style:name="P4" style:family="paragraph" style:parent-style-name="Standard">
      <style:text-properties officeooo:rsid="0016ff5d" officeooo:paragraph-rsid="0016ff5d"/>
    </style:style>
    <style:style style:name="T1" style:family="text">
      <style:text-properties officeooo:rsid="001234d1"/>
    </style:style>
    <style:style style:name="T2" style:family="text">
      <style:text-properties fo:color="#800000"/>
    </style:style>
    <style:style style:name="T3" style:family="text">
      <style:text-properties officeooo:rsid="001544ef"/>
    </style:style>
    <style:style style:name="T4" style:family="text">
      <style:text-properties officeooo:rsid="0019c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bookmark-start text:name="__DdeLink__66_1165802039"/><text:bookmark-start text:name="__DdeLink__64_1165802039"/><text:bookmark-start text:name="__DdeLink__62_1165802039"/>he ILP uses the following important variables:</text:p>
      <text:p text:style-name="P1"><text:tab/>X_i_s,X_i_e <text:s/>i€[1,n] <text:s text:c="2"/>X€[1,n-<text:span text:style-name="T2">1?], t</text:span>he position of the respective start and end pockets</text:p>
      <text:p text:style-name="P1"><text:tab/>p <text:s/><text:tab/><text:tab/><text:tab/>, the pathwidth of the decomposition</text:p>
      <text:p text:style-name="P1"><text:tab/>I_i_X_k i€[0,n-2] k€[0,n-1]<text:tab/><text:tab/>, indicator whether <text:s/>X_k is in the pocket at position i</text:p>
      <text:p text:style-name="P1"/>
      <text:p text:style-name="P1"/>
      <text:p text:style-name="P2">ENTER var ranges seperated</text:p>
      <text:p text:style-name="P2"/>
      <text:p text:style-name="P2">As already discussed, in a valid path decomposition for each two pockets in which a node appears, it also has to appear in each node inbetween. The choice of representing the decomposition basically as list of start and endpoints of intervals already<text:span text:style-name="T1"> encapsulates </text:span>this property in combination with the following condition 1:</text:p>
      <text:p text:style-name="P2"/>
      <text:p text:style-name="P2"><text:tab/>1) X_i_s&lt;=X_i_e Ai</text:p>
      <text:p text:style-name="P2"/>
      <text:p text:style-name="P2"/>
      <text:p text:style-name="P4">With the guarantee that the intervals have a valid format, a large part of the conditions required for a valid path decompostion are already fullfilled. The only requirement left is to ensure that in the case of two connected nodes they at least once appear together in a pocket. This is equivalent to the overlap of the intervals X_I and X _J <text:s/>ANDERER TEXT .This is achieved by conditions 2 and 3:</text:p>
      <text:p text:style-name="P4"><text:tab/>2) X_i_e &gt;= X_j_s <text:s text:c="4"/>if (i,j)€E</text:p>
      <text:p text:style-name="P4"><text:tab/>3) X_j_e &gt;= X_i_s <text:s text:c="3"/>if <text:s/>(i,j)€E</text:p>
      <text:p text:style-name="P2"/>
      <text:p text:style-name="P4">That the fullfillment of the condition automatically leads to the overlap of the intervals, <text:span text:style-name="T4">given that the interval limits are properly defined, i.e., that the beginning of the intervals lies before its end,</text:span> can best be seen by the following diagram:</text:p>
      <text:p text:style-name="P4"/>
      <text:p text:style-name="P4">DIAGRAMM </text:p>
      <text:p text:style-name="P2"/>
      <text:p text:style-name="P2"/>
      <text:p text:style-name="P3"><text:span text:style-name="T3">#</text:span>With this alone, each variable <text:span text:style-name="T4">assignment</text:span> fullfilling 1) <text:span text:style-name="T3">and 2)</text:span> would be a valid decompostion. What remains to be done is to <text:span text:style-name="T4">define the value to be minimized, <text:s/>i.e., the pathwidth.</text:span></text:p>
      <text:p text:style-name="P1"/>
      <text:p text:style-name="P1"><text:bookmark-end text:name="__DdeLink__66_1165802039"/><text:bookmark-end text:name="__DdeLink__64_1165802039"/><text:bookmark-end text:name="__DdeLink__62_11658020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04:41.215760936</meta:creation-date>
    <dc:date>2017-03-03T17:21:55.795918378</dc:date>
    <meta:editing-duration>PT52M48S</meta:editing-duration>
    <meta:editing-cycles>5</meta:editing-cycles>
    <meta:generator>LibreOffice/5.1.6.2.0$Linux_X86_64 LibreOffice_project/10m0$Build-2</meta:generator>
    <meta:document-statistic meta:table-count="0" meta:image-count="0" meta:object-count="0" meta:page-count="1" meta:paragraph-count="13" meta:word-count="256" meta:character-count="1536" meta:non-whitespace-character-count="1267"/>
  </office:meta>
</office:document-meta>
</file>